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25-11-12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25-07-2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25-05-0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25-02-1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24-11-06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24-08-19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24-04-22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24-01-3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23-11-28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23-07-24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23-05-01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23-02-18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22-11-0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22-08-24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22-04-24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22-01-31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21-11-03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21-08-11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21-04-26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21-02-0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20-10-26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20-08-10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20-05-12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20-02-04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9-10-28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9-07-2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9-04-29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9-02-04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8-10-2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8-08-08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8-05-08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8-02-05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7-11-29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7-08-22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7-04-25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7-02-02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6-10-24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6-07-28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6-05-03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6-01-28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5-11-02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5-08-05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5-05-06 1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5-02-04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4-11-0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4-07-30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4-05-20 1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4-02-19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3-10-29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3-07-30 1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3-04-30 1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3-01-29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2-11-07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2-07-31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2-04-2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2-02-0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1-11-0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1-08-15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1-05-10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1-02-17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0-11-18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0-08-11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0-05-12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10-02-18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9-11-1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9-08-05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9-05-13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9-02-11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12-1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10-26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8-04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8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8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8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8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7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7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7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7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7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7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7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7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7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7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7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7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7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7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7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7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7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7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7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7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7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7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7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7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7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7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7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7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7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7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7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6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6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6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6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6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6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6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6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6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6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6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6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6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6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6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6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6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6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6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6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6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6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6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6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6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6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6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6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6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6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5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5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5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5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5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5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5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5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5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5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5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5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5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5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5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5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5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5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5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5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5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5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5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5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5-07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5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5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5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5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5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5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5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4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4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4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4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4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4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4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4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4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4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4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4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4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4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4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4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4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4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4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4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4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4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4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4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4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4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4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4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4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4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3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3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3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3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3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3-2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3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3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3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3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3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3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3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3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3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3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3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3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3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3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3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3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3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3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3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3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3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3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3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3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3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3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2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1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1-30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8-0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2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2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2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1-13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0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0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0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0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0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0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0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0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0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0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0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0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0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0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0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0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0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0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0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0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0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0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0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0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0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0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0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0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0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0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10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9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9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9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9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9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9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9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9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9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9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9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9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9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9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9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9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9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9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9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9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9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9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9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9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9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9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9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9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9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9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8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8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8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8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8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8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8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8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8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8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8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8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8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8-18 0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8-17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8-16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8-15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8-14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8-13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8-12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8-11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8-10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8-09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8-08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8-07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8-06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8-05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8-04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8-03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8-02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8-01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7-31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7-30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7-29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7-28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7-27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7-26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7-25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7-24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7-23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7-22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7-21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7-20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7-19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7-18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7-17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7-16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7-15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7-14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7-13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7-12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7-11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7-10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7-09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7-08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7-07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7-06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7-05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7-04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7-03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7-02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7-01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6-30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6-29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6-28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6-27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6-26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6-25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6-24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6-23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6-22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6-21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6-20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6-19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6-18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6-17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6-16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6-15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6-14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6-13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6-12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6-11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6-10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6-09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6-08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6-07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6-06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6-05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6-04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6-03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6-02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6-01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5-31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5-30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5-29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5-28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5-27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5-26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5-25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5-24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5-23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5-22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5-21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5-20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5-19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5-18 11:5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5-17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5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5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5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5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5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5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5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5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5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5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5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5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5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5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5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5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5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4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4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4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4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4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4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4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4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4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4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4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4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4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4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4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4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4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4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4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4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4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4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4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4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4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4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4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4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4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4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3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3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3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3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3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3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3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3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3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3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3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3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3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3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3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3-16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3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3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3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3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3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3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3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3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3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3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3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3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3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3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3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3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2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7-02-21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1-03 0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8-25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24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04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5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4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4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4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4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4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4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4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4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4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4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4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4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4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4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4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4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4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4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4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4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4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4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4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4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4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4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4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4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4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4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3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3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3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3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3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3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3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3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3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3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3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3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3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3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3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3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3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3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3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3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3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3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3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3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3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3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3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3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3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3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3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2-16 11:5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2-15 11:5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2-14 11:5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2-13 11:5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2-12 11:5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2-11 11:5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2-10 11:5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2-09 11:5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2-08 11:5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2-07 11:5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2-06 11:5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2-05 11:5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2-04 11:5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2-03 11:5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2-02 11:5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2-01 11:5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1-31 11:5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1-30 11:5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1-29 11:5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1-28 11:5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1-27 11:5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1-26 11:5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1-25 11:5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1-24 11:5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1-23 11:5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1-22 11:5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1-21 11:5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1-20 11:5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1-19 11:5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1-18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1-18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1-17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1-16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1-15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1-14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1-13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1-12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1-11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1-10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1-09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1-08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1-07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1-06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1-05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1-04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1-03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1-02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6-01-01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2-31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2-30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2-29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2-28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2-27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2-26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2-25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2-24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2-23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2-22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2-21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2-20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2-19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2-18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2-17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2-16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2-15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2-14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2-13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2-12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2-11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2-10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2-09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2-08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2-07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2-06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2-05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2-04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2-03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2-02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2-01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1-30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1-29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1-28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1-27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1-26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1-25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1-24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1-23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1-22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1-21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1-20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1-19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1-18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1-17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1-16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1-15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1-14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1-13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1-12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1-11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1-10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1-09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1-08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1-07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1-06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1-05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1-04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1-03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1-02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1-01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0-31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0-30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0-29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0-28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0-27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0-26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0-25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0-25 11:5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0-24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0-23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0-22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0-21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0-20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0-19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0-18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0-17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0-16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0-15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0-14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0-13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0-12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0-11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0-10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0-09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0-08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0-07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0-06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0-05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0-04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0-03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0-02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10-01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9-30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9-29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9-28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9-27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9-26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9-25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9-24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9-23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9-22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9-21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9-20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9-19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9-18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9-17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9-16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9-15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9-14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9-13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9-12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9-11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9-10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9-09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9-08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9-07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9-06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9-05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9-04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9-03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9-02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9-01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8-31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8-30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8-29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8-28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8-27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8-26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8-25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8-24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8-23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8-22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8-21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8-20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8-19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8-18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8-17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8-16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8-15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8-14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8-13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8-12 11:57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8-11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7-14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5-2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1-28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1-02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8-1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5-06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2-04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1-1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8-0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4-29 2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1-29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0-30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09-16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08-27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04-29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2-01-31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10-30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8-02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5-17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2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2-0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9-06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6-2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3-2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2-08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2000-01-13 0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99-09-15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88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87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87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86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86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8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8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8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8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8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82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8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8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80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80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8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8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8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8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8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8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7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7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7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7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7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7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7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7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6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6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6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6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6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6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6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6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6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6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4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3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3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3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3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2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2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1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1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1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0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0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0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0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0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76G2</text:p>
          </table:table-cell>
          <table:table-cell office:value-type="string" calcext:value-type="string">
            <text:p>Glen Alpine</text:p>
          </table:table-cell>
          <table:table-cell office:value-type="string" calcext:value-type="string">
            <text:p>1970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512" meta:object-count="0"/>
    <meta:user-defined meta:name="AppVersion">3.0</meta:user-defined>
  </office:meta>
</office:document-meta>
</file>